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752in"/>
    </style:style>
    <style:style style:name="co4" style:family="table-column">
      <style:table-column-properties fo:break-before="auto" style:column-width="2.7772in"/>
    </style:style>
    <style:style style:name="co5" style:family="table-column">
      <style:table-column-properties fo:break-before="auto" style:column-width="2.0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3465a4" fo:border-left="0.74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8000" fo:border-left="0.74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069a2e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3465a4" fo:border-left="0.74pt solid #000000" fo:border-right="none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465a4" fo:border-left="none" fo:border-right="none" fo:border-top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000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069a2e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fo:background-color="#069a2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3465a4" style:text-align-source="fix" style:repeat-content="false" fo:border-left="none" fo:border-right="0.74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74pt solid #000000" fo:background-color="#069a2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3465a4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style-name="ce10" office:value-type="string" calcext:value-type="string">
            <text:p>Proposed System</text:p>
          </table:table-cell>
          <table:table-cell table:style-name="ce5"/>
          <table:table-cell table:style-name="ce21" office:value-type="string" calcext:value-type="string">
            <text:p>TTA (Number of instances extracted in the generated problem)</text:p>
          </table:table-cell>
          <table:table-cell table:style-name="ce21" office:value-type="string" calcext:value-type="string">
            <text:p>TR (Correctly identified instances)</text:p>
          </table:table-cell>
          <table:table-cell table:style-name="ce21" office:value-type="string" calcext:value-type="string">
            <text:p>TTR (Ground truth items)</text:p>
          </table:table-cell>
          <table:table-cell table:style-name="ce21"/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R</text:p>
          </table:table-cell>
          <table:table-cell table:style-name="ce25" office:value-type="string" calcext:value-type="string">
            <text:p>F1</text:p>
          </table:table-cell>
          <table:table-cell table:style-name="ce11" office:value-type="string" calcext:value-type="string">
            <text:p>Mean</text:p>
          </table:table-cell>
          <table:table-cell table:style-name="ce11"/>
          <table:table-cell table:style-name="ce11" office:value-type="string" calcext:value-type="string">
            <text:p>F_plan</text:p>
          </table:table-cell>
          <table:table-cell table:style-name="ce11"/>
          <table:table-cell table:style-name="ce11" office:value-type="string" calcext:value-type="string">
            <text:p>F_syn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6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2]/[.C2];2);0)" office:value-type="float" office:value="0" calcext:value-type="float">
            <text:p>0</text:p>
          </table:table-cell>
          <table:table-cell table:style-name="ce22" table:formula="of:=IFERROR(ROUND(([.D2]/[.E2]);2);0)" office:value-type="float" office:value="0" calcext:value-type="float">
            <text:p>0</text:p>
          </table:table-cell>
          <table:table-cell table:style-name="ce26" table:formula="of:= IFERROR(ROUND((2*(([.G2]*[.H2])/([.G2]+[.H2])));2);0)" office:value-type="float" office:value="0" calcext:value-type="float">
            <text:p>0</text:p>
          </table:table-cell>
          <table:table-cell table:formula="of:=IFERROR(SUMPRODUCT((MOD(ROW([.I2:.I97])-ROW([.I2]);3)=0)*([.I2:.I97]&lt;&gt;&quot;&quot;)*([.I2:.I97]))/SUMPRODUCT((MOD(ROW([.I2:.I97])-ROW([.I2]);3)=0)*([.I2:.I97]&lt;&gt;&quot;&quot;));0)" office:value-type="float" office:value="0" calcext:value-type="float">
            <text:p>0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table:formula="of:=IFERROR(SUMPRODUCT((MOD(ROW([.K2:.K97])-ROW([.K2]);3)=0)*([.K2:.K97]&lt;&gt;&quot;&quot;)*([.K2:.K97]))/SUMPRODUCT((MOD(ROW([.K2:.K97])-ROW([.K2]);3)=0)*([.K2:.K97]&lt;&gt;&quot;&quot;));0)" office:value-type="float" office:value="0" calcext:value-type="float" table:number-columns-spanned="1" table:number-rows-spanned="3">
            <text:p>0</text:p>
          </table:table-cell>
          <table:table-cell office:value-type="float" office:value="0" calcext:value-type="float" table:number-columns-spanned="1" table:number-rows-spanned="3">
            <text:p>0</text:p>
          </table:table-cell>
          <table:table-cell table:formula="of:=IFERROR(SUMPRODUCT((MOD(ROW([.M2:.M97])-ROW([.M2]);3)=0)*([.M2:.M97]&lt;&gt;&quot;&quot;)*([.M2:.M97]))/SUMPRODUCT((MOD(ROW([.M2:.M97])-ROW([.M2]);3)=0)*([.M2:.M97]&lt;&gt;&quot;&quot;));0)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covered-table-cell table:style-name="ce2"/>
          <table:table-cell table:style-name="ce7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3]/[.C3];2);0)" office:value-type="float" office:value="0" calcext:value-type="float">
            <text:p>0</text:p>
          </table:table-cell>
          <table:table-cell table:style-name="ce23" table:formula="of:=IFERROR(ROUND(([.D3]/[.E3]);2);0)" office:value-type="float" office:value="0" calcext:value-type="float">
            <text:p>0</text:p>
          </table:table-cell>
          <table:table-cell table:style-name="ce27" table:formula="of:= IFERROR(ROUND((2*(([.G3]*[.H3])/([.G3]+[.H3])));2);0)" office:value-type="float" office:value="0" calcext:value-type="float">
            <text:p>0</text:p>
          </table:table-cell>
          <table:table-cell table:formula="of:=IFERROR(SUMPRODUCT((MOD(ROW([.I3:.I98])-ROW([.I3]);3)=0)*([.I3:.I98]&lt;&gt;&quot;&quot;)*([.I3:.I98]))/SUMPRODUCT((MOD(ROW([.I3:.I98])-ROW([.I3]);3)=0)*([.I3:.I98]&lt;&gt;&quot;&quot;));0)"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covered-table-cell table:style-name="ce2"/>
          <table:table-cell table:style-name="ce8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4]/[.C4];2);0)" office:value-type="float" office:value="0" calcext:value-type="float">
            <text:p>0</text:p>
          </table:table-cell>
          <table:table-cell table:style-name="ce24" table:formula="of:=IFERROR(ROUND(([.D4]/[.E4]);2);0)" office:value-type="float" office:value="0" calcext:value-type="float">
            <text:p>0</text:p>
          </table:table-cell>
          <table:table-cell table:style-name="ce28" table:formula="of:= IFERROR(ROUND((2*(([.G4]*[.H4])/([.G4]+[.H4])));2);0)" office:value-type="float" office:value="0" calcext:value-type="float">
            <text:p>0</text:p>
          </table:table-cell>
          <table:table-cell table:formula="of:=IFERROR(SUMPRODUCT((MOD(ROW([.I4:.I99])-ROW([.I4]);3)=0)*([.I4:.I99]&lt;&gt;&quot;&quot;)*([.I4:.I99]))/SUMPRODUCT((MOD(ROW([.I4:.I99])-ROW([.I4]);3)=0)*([.I4:.I99]&lt;&gt;&quot;&quot;));0)"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5]/[.C5];2);0)" office:value-type="float" office:value="0" calcext:value-type="float">
            <text:p>0</text:p>
          </table:table-cell>
          <table:table-cell table:style-name="ce22" table:formula="of:=IFERROR(ROUND(([.D5]/[.E5]);2);0)" office:value-type="float" office:value="0" calcext:value-type="float">
            <text:p>0</text:p>
          </table:table-cell>
          <table:table-cell table:style-name="ce29" table:formula="of:= IFERROR(ROUND((2*(([.G5]*[.H5])/([.G5]+[.H5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2"/>
          <table:table-cell table:style-name="ce7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6]/[.C6];2);0)" office:value-type="float" office:value="0" calcext:value-type="float">
            <text:p>0</text:p>
          </table:table-cell>
          <table:table-cell table:style-name="ce23" table:formula="of:=IFERROR(ROUND(([.D6]/[.E6]);2);0)" office:value-type="float" office:value="0" calcext:value-type="float">
            <text:p>0</text:p>
          </table:table-cell>
          <table:table-cell table:style-name="ce27" table:formula="of:= IFERROR(ROUND((2*(([.G6]*[.H6])/([.G6]+[.H6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2"/>
          <table:table-cell table:style-name="ce8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7]/[.C7];2);0)" office:value-type="float" office:value="0" calcext:value-type="float">
            <text:p>0</text:p>
          </table:table-cell>
          <table:table-cell table:style-name="ce24" table:formula="of:=IFERROR(ROUND(([.D7]/[.E7]);2);0)" office:value-type="float" office:value="0" calcext:value-type="float">
            <text:p>0</text:p>
          </table:table-cell>
          <table:table-cell table:style-name="ce28" table:formula="of:= IFERROR(ROUND((2*(([.G7]*[.H7])/([.G7]+[.H7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8]/[.C8];2);0)" office:value-type="float" office:value="0" calcext:value-type="float">
            <text:p>0</text:p>
          </table:table-cell>
          <table:table-cell table:style-name="ce22" table:formula="of:=IFERROR(ROUND(([.D8]/[.E8]);2);0)" office:value-type="float" office:value="0" calcext:value-type="float">
            <text:p>0</text:p>
          </table:table-cell>
          <table:table-cell table:style-name="ce29" table:formula="of:= IFERROR(ROUND((2*(([.G8]*[.H8])/([.G8]+[.H8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2"/>
          <table:table-cell table:style-name="ce7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9]/[.C9];2);0)" office:value-type="float" office:value="0" calcext:value-type="float">
            <text:p>0</text:p>
          </table:table-cell>
          <table:table-cell table:style-name="ce23" table:formula="of:=IFERROR(ROUND(([.D9]/[.E9]);2);0)" office:value-type="float" office:value="0" calcext:value-type="float">
            <text:p>0</text:p>
          </table:table-cell>
          <table:table-cell table:style-name="ce27" table:formula="of:= IFERROR(ROUND((2*(([.G9]*[.H9])/([.G9]+[.H9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2"/>
          <table:table-cell table:style-name="ce8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10]/[.C10];2);0)" office:value-type="float" office:value="0" calcext:value-type="float">
            <text:p>0</text:p>
          </table:table-cell>
          <table:table-cell table:style-name="ce24" table:formula="of:=IFERROR(ROUND(([.D10]/[.E10]);2);0)" office:value-type="float" office:value="0" calcext:value-type="float">
            <text:p>0</text:p>
          </table:table-cell>
          <table:table-cell table:style-name="ce28" table:formula="of:= IFERROR(ROUND((2*(([.G10]*[.H10])/([.G10]+[.H10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11]/[.C11];2);0)" office:value-type="float" office:value="0" calcext:value-type="float">
            <text:p>0</text:p>
          </table:table-cell>
          <table:table-cell table:style-name="ce22" table:formula="of:=IFERROR(ROUND(([.D11]/[.E11]);2);0)" office:value-type="float" office:value="0" calcext:value-type="float">
            <text:p>0</text:p>
          </table:table-cell>
          <table:table-cell table:style-name="ce29" table:formula="of:= IFERROR(ROUND((2*(([.G11]*[.H11])/([.G11]+[.H11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2"/>
          <table:table-cell table:style-name="ce7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12]/[.C12];2);0)" office:value-type="float" office:value="0" calcext:value-type="float">
            <text:p>0</text:p>
          </table:table-cell>
          <table:table-cell table:style-name="ce23" table:formula="of:=IFERROR(ROUND(([.D12]/[.E12]);2);0)" office:value-type="float" office:value="0" calcext:value-type="float">
            <text:p>0</text:p>
          </table:table-cell>
          <table:table-cell table:style-name="ce27" table:formula="of:= IFERROR(ROUND((2*(([.G12]*[.H12])/([.G12]+[.H12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2"/>
          <table:table-cell table:style-name="ce8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13]/[.C13];2);0)" office:value-type="float" office:value="0" calcext:value-type="float">
            <text:p>0</text:p>
          </table:table-cell>
          <table:table-cell table:style-name="ce24" table:formula="of:=IFERROR(ROUND(([.D13]/[.E13]);2);0)" office:value-type="float" office:value="0" calcext:value-type="float">
            <text:p>0</text:p>
          </table:table-cell>
          <table:table-cell table:style-name="ce28" table:formula="of:= IFERROR(ROUND((2*(([.G13]*[.H13])/([.G13]+[.H13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14]/[.C14];2);0)" office:value-type="float" office:value="0" calcext:value-type="float">
            <text:p>0</text:p>
          </table:table-cell>
          <table:table-cell table:style-name="ce22" table:formula="of:=IFERROR(ROUND(([.D14]/[.E14]);2);0)" office:value-type="float" office:value="0" calcext:value-type="float">
            <text:p>0</text:p>
          </table:table-cell>
          <table:table-cell table:style-name="ce29" table:formula="of:= IFERROR(ROUND((2*(([.G14]*[.H14])/([.G14]+[.H14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2"/>
          <table:table-cell table:style-name="ce7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15]/[.C15];2);0)" office:value-type="float" office:value="0" calcext:value-type="float">
            <text:p>0</text:p>
          </table:table-cell>
          <table:table-cell table:style-name="ce23" table:formula="of:=IFERROR(ROUND(([.D15]/[.E15]);2);0)" office:value-type="float" office:value="0" calcext:value-type="float">
            <text:p>0</text:p>
          </table:table-cell>
          <table:table-cell table:style-name="ce27" table:formula="of:= IFERROR(ROUND((2*(([.G15]*[.H15])/([.G15]+[.H15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2"/>
          <table:table-cell table:style-name="ce8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16]/[.C16];2);0)" office:value-type="float" office:value="0" calcext:value-type="float">
            <text:p>0</text:p>
          </table:table-cell>
          <table:table-cell table:style-name="ce24" table:formula="of:=IFERROR(ROUND(([.D16]/[.E16]);2);0)" office:value-type="float" office:value="0" calcext:value-type="float">
            <text:p>0</text:p>
          </table:table-cell>
          <table:table-cell table:style-name="ce28" table:formula="of:= IFERROR(ROUND((2*(([.G16]*[.H16])/([.G16]+[.H16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17]/[.C17];2);0)" office:value-type="float" office:value="0" calcext:value-type="float">
            <text:p>0</text:p>
          </table:table-cell>
          <table:table-cell table:style-name="ce22" table:formula="of:=IFERROR(ROUND(([.D17]/[.E17]);2);0)" office:value-type="float" office:value="0" calcext:value-type="float">
            <text:p>0</text:p>
          </table:table-cell>
          <table:table-cell table:style-name="ce29" table:formula="of:= IFERROR(ROUND((2*(([.G17]*[.H17])/([.G17]+[.H17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3"/>
          <table:table-cell table:style-name="ce19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18]/[.C18];2);0)" office:value-type="float" office:value="0" calcext:value-type="float">
            <text:p>0</text:p>
          </table:table-cell>
          <table:table-cell table:style-name="ce23" table:formula="of:=IFERROR(ROUND(([.D18]/[.E18]);2);0)" office:value-type="float" office:value="0" calcext:value-type="float">
            <text:p>0</text:p>
          </table:table-cell>
          <table:table-cell table:style-name="ce27" table:formula="of:= IFERROR(ROUND((2*(([.G18]*[.H18])/([.G18]+[.H18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4"/>
          <table:table-cell table:style-name="ce20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19]/[.C19];2);0)" office:value-type="float" office:value="0" calcext:value-type="float">
            <text:p>0</text:p>
          </table:table-cell>
          <table:table-cell table:style-name="ce24" table:formula="of:=IFERROR(ROUND(([.D19]/[.E19]);2);0)" office:value-type="float" office:value="0" calcext:value-type="float">
            <text:p>0</text:p>
          </table:table-cell>
          <table:table-cell table:style-name="ce28" table:formula="of:= IFERROR(ROUND((2*(([.G19]*[.H19])/([.G19]+[.H19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20]/[.C20];2);0)" office:value-type="float" office:value="0" calcext:value-type="float">
            <text:p>0</text:p>
          </table:table-cell>
          <table:table-cell table:style-name="ce22" table:formula="of:=IFERROR(ROUND(([.D20]/[.E20]);2);0)" office:value-type="float" office:value="0" calcext:value-type="float">
            <text:p>0</text:p>
          </table:table-cell>
          <table:table-cell table:style-name="ce29" table:formula="of:= IFERROR(ROUND((2*(([.G20]*[.H20])/([.G20]+[.H20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3"/>
          <table:table-cell table:style-name="ce19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21]/[.C21];2);0)" office:value-type="float" office:value="0" calcext:value-type="float">
            <text:p>0</text:p>
          </table:table-cell>
          <table:table-cell table:style-name="ce23" table:formula="of:=IFERROR(ROUND(([.D21]/[.E21]);2);0)" office:value-type="float" office:value="0" calcext:value-type="float">
            <text:p>0</text:p>
          </table:table-cell>
          <table:table-cell table:style-name="ce27" table:formula="of:= IFERROR(ROUND((2*(([.G21]*[.H21])/([.G21]+[.H21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4"/>
          <table:table-cell table:style-name="ce20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22]/[.C22];2);0)" office:value-type="float" office:value="0" calcext:value-type="float">
            <text:p>0</text:p>
          </table:table-cell>
          <table:table-cell table:style-name="ce24" table:formula="of:=IFERROR(ROUND(([.D22]/[.E22]);2);0)" office:value-type="float" office:value="0" calcext:value-type="float">
            <text:p>0</text:p>
          </table:table-cell>
          <table:table-cell table:style-name="ce28" table:formula="of:= IFERROR(ROUND((2*(([.G22]*[.H22])/([.G22]+[.H22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8" calcext:value-type="float" table:number-columns-spanned="1" table:number-rows-spanned="3">
            <text:p>8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23]/[.C23];2);0)" office:value-type="float" office:value="0" calcext:value-type="float">
            <text:p>0</text:p>
          </table:table-cell>
          <table:table-cell table:style-name="ce22" table:formula="of:=IFERROR(ROUND(([.D23]/[.E23]);2);0)" office:value-type="float" office:value="0" calcext:value-type="float">
            <text:p>0</text:p>
          </table:table-cell>
          <table:table-cell table:style-name="ce29" table:formula="of:= IFERROR(ROUND((2*(([.G23]*[.H23])/([.G23]+[.H23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3"/>
          <table:table-cell table:style-name="ce19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24]/[.C24];2);0)" office:value-type="float" office:value="0" calcext:value-type="float">
            <text:p>0</text:p>
          </table:table-cell>
          <table:table-cell table:style-name="ce23" table:formula="of:=IFERROR(ROUND(([.D24]/[.E24]);2);0)" office:value-type="float" office:value="0" calcext:value-type="float">
            <text:p>0</text:p>
          </table:table-cell>
          <table:table-cell table:style-name="ce27" table:formula="of:= IFERROR(ROUND((2*(([.G24]*[.H24])/([.G24]+[.H24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4"/>
          <table:table-cell table:style-name="ce20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25]/[.C25];2);0)" office:value-type="float" office:value="0" calcext:value-type="float">
            <text:p>0</text:p>
          </table:table-cell>
          <table:table-cell table:style-name="ce24" table:formula="of:=IFERROR(ROUND(([.D25]/[.E25]);2);0)" office:value-type="float" office:value="0" calcext:value-type="float">
            <text:p>0</text:p>
          </table:table-cell>
          <table:table-cell table:style-name="ce28" table:formula="of:= IFERROR(ROUND((2*(([.G25]*[.H25])/([.G25]+[.H25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9" calcext:value-type="float" table:number-columns-spanned="1" table:number-rows-spanned="3">
            <text:p>9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26]/[.C26];2);0)" office:value-type="float" office:value="0" calcext:value-type="float">
            <text:p>0</text:p>
          </table:table-cell>
          <table:table-cell table:style-name="ce22" table:formula="of:=IFERROR(ROUND(([.D26]/[.E26]);2);0)" office:value-type="float" office:value="0" calcext:value-type="float">
            <text:p>0</text:p>
          </table:table-cell>
          <table:table-cell table:style-name="ce29" table:formula="of:= IFERROR(ROUND((2*(([.G26]*[.H26])/([.G26]+[.H26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3"/>
          <table:table-cell table:style-name="ce19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27]/[.C27];2);0)" office:value-type="float" office:value="0" calcext:value-type="float">
            <text:p>0</text:p>
          </table:table-cell>
          <table:table-cell table:style-name="ce23" table:formula="of:=IFERROR(ROUND(([.D27]/[.E27]);2);0)" office:value-type="float" office:value="0" calcext:value-type="float">
            <text:p>0</text:p>
          </table:table-cell>
          <table:table-cell table:style-name="ce27" table:formula="of:= IFERROR(ROUND((2*(([.G27]*[.H27])/([.G27]+[.H27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4"/>
          <table:table-cell table:style-name="ce20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28]/[.C28];2);0)" office:value-type="float" office:value="0" calcext:value-type="float">
            <text:p>0</text:p>
          </table:table-cell>
          <table:table-cell table:style-name="ce24" table:formula="of:=IFERROR(ROUND(([.D28]/[.E28]);2);0)" office:value-type="float" office:value="0" calcext:value-type="float">
            <text:p>0</text:p>
          </table:table-cell>
          <table:table-cell table:style-name="ce28" table:formula="of:= IFERROR(ROUND((2*(([.G28]*[.H28])/([.G28]+[.H28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10" calcext:value-type="float" table:number-columns-spanned="1" table:number-rows-spanned="3">
            <text:p>10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29]/[.C29];2);0)" office:value-type="float" office:value="0" calcext:value-type="float">
            <text:p>0</text:p>
          </table:table-cell>
          <table:table-cell table:style-name="ce22" table:formula="of:=IFERROR(ROUND(([.D29]/[.E29]);2);0)" office:value-type="float" office:value="0" calcext:value-type="float">
            <text:p>0</text:p>
          </table:table-cell>
          <table:table-cell table:style-name="ce29" table:formula="of:= IFERROR(ROUND((2*(([.G29]*[.H29])/([.G29]+[.H29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3"/>
          <table:table-cell table:style-name="ce19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30]/[.C30];2);0)" office:value-type="float" office:value="0" calcext:value-type="float">
            <text:p>0</text:p>
          </table:table-cell>
          <table:table-cell table:style-name="ce23" table:formula="of:=IFERROR(ROUND(([.D30]/[.E30]);2);0)" office:value-type="float" office:value="0" calcext:value-type="float">
            <text:p>0</text:p>
          </table:table-cell>
          <table:table-cell table:style-name="ce27" table:formula="of:= IFERROR(ROUND((2*(([.G30]*[.H30])/([.G30]+[.H30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4"/>
          <table:table-cell table:style-name="ce20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31]/[.C31];2);0)" office:value-type="float" office:value="0" calcext:value-type="float">
            <text:p>0</text:p>
          </table:table-cell>
          <table:table-cell table:style-name="ce24" table:formula="of:=IFERROR(ROUND(([.D31]/[.E31]);2);0)" office:value-type="float" office:value="0" calcext:value-type="float">
            <text:p>0</text:p>
          </table:table-cell>
          <table:table-cell table:style-name="ce28" table:formula="of:= IFERROR(ROUND((2*(([.G31]*[.H31])/([.G31]+[.H31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table-cell table:style-name="ce2" office:value-type="float" office:value="11" calcext:value-type="float" table:number-columns-spanned="1" table:number-rows-spanned="3">
            <text:p>11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/>
          <table:table-cell table:style-name="ce22" table:formula="of:=IFERROR(ROUND([.D32]/[.C32];2);0)" office:value-type="float" office:value="0" calcext:value-type="float">
            <text:p>0</text:p>
          </table:table-cell>
          <table:table-cell table:style-name="ce22" table:formula="of:=IFERROR(ROUND(([.D32]/[.E32]);2);0)" office:value-type="float" office:value="0" calcext:value-type="float">
            <text:p>0</text:p>
          </table:table-cell>
          <table:table-cell table:style-name="ce29" table:formula="of:= IFERROR(ROUND((2*(([.G32]*[.H32])/([.G32]+[.H32])));2);0)" office:value-type="float" office:value="0" calcext:value-type="float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/>
        </table:table-row>
        <table:table-row table:style-name="ro1">
          <table:covered-table-cell table:style-name="ce3"/>
          <table:table-cell table:style-name="ce19" office:value-type="string" calcext:value-type="string">
            <text:p>I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/>
          <table:table-cell table:style-name="ce23" table:formula="of:=IFERROR(ROUND([.D33]/[.C33];2);0)" office:value-type="float" office:value="0" calcext:value-type="float">
            <text:p>0</text:p>
          </table:table-cell>
          <table:table-cell table:style-name="ce23" table:formula="of:=IFERROR(ROUND(([.D33]/[.E33]);2);0)" office:value-type="float" office:value="0" calcext:value-type="float">
            <text:p>0</text:p>
          </table:table-cell>
          <table:table-cell table:style-name="ce27" table:formula="of:= IFERROR(ROUND((2*(([.G33]*[.H33])/([.G33]+[.H33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>
          <table:covered-table-cell table:style-name="ce4"/>
          <table:table-cell table:style-name="ce20" office:value-type="string" calcext:value-type="string">
            <text:p>G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table:formula="of:=IFERROR(ROUND([.D34]/[.C34];2);0)" office:value-type="float" office:value="0" calcext:value-type="float">
            <text:p>0</text:p>
          </table:table-cell>
          <table:table-cell table:style-name="ce24" table:formula="of:=IFERROR(ROUND(([.D34]/[.E34]);2);0)" office:value-type="float" office:value="0" calcext:value-type="float">
            <text:p>0</text:p>
          </table:table-cell>
          <table:table-cell table:style-name="ce28" table:formula="of:= IFERROR(ROUND((2*(([.G34]*[.H34])/([.G34]+[.H34])));2);0)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</table:table-row>
        <table:table-row table:style-name="ro1" table:number-rows-repeated="59">
          <table:table-cell table:number-columns-repeated="14"/>
        </table:table-row>
        <table:table-row table:style-name="ro1">
          <table:table-cell table:number-columns-repeated="13"/>
          <table:table-cell table:formula="of:=(#REF!+#REF!+#REF!+#REF!+#REF!)/5" office:value-type="string" office:string-value="" calcext:value-type="error" table:number-columns-spanned="1" table:number-rows-spanned="3">
            <text:p>#REF!</text:p>
          </table:table-cell>
        </table:table-row>
        <table:table-row table:style-name="ro1">
          <table:table-cell table:number-columns-repeated="13"/>
          <table:covered-table-cell/>
        </table:table-row>
        <table:table-row table:style-name="ro1">
          <table:table-cell table:number-columns-repeated="13"/>
          <table:covered-table-cell/>
        </table:table-row>
        <table:table-row table:style-name="ro1" table:number-rows-repeated="46">
          <table:table-cell table:number-columns-repeated="14"/>
        </table:table-row>
        <table:table-row table:style-name="ro1">
          <table:table-cell table:number-columns-repeated="13"/>
          <table:table-cell table:formula="of:=(#REF!+#REF!+#REF!+#REF!+#REF!)/5" office:value-type="string" office:string-value="" calcext:value-type="error" table:number-columns-spanned="1" table:number-rows-spanned="3">
            <text:p>#REF!</text:p>
          </table:table-cell>
        </table:table-row>
        <table:table-row table:style-name="ro1">
          <table:table-cell table:number-columns-repeated="13"/>
          <table:covered-table-cell/>
        </table:table-row>
        <table:table-row table:style-name="ro1">
          <table:table-cell table:number-columns-repeated="13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7:45:15.7257835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6:28:37.465234228</meta:creation-date>
    <dc:date>2025-08-18T17:45:34.803858693</dc:date>
    <meta:editing-duration>PT5H49M6S</meta:editing-duration>
    <meta:editing-cycles>42</meta:editing-cycles>
    <meta:generator>LibreOffice/24.2.7.2$Linux_X86_64 LibreOffice_project/420$Build-2</meta:generator>
    <meta:document-statistic meta:table-count="1" meta:cell-count="281" meta:object-count="0"/>
  </office:meta>
</office:document-meta>
</file>